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color="#800000"/>
    </style:style>
    <style:style style:name="P7" style:family="paragraph" style:parent-style-name="Standard" style:list-style-name="L7"/>
    <style:style style:name="P8" style:family="paragraph" style:parent-style-name="ENS_5f_Titre_20_exercice" style:list-style-name="L1"/>
    <style:style style:name="P9" style:family="paragraph" style:parent-style-name="ENS_5f_default">
      <style:text-properties fo:font-style="normal" style:font-style-asian="normal" style:font-style-complex="normal"/>
    </style:style>
    <style:style style:name="P10" style:family="paragraph" style:parent-style-name="ENS_5f_default" style:list-style-name="L2">
      <style:text-properties fo:font-style="normal" style:font-style-asian="normal" style:font-style-complex="normal"/>
    </style:style>
    <style:style style:name="P11" style:family="paragraph" style:parent-style-name="ENS_5f_default" style:list-style-name="L3">
      <style:text-properties fo:font-style="normal" style:font-style-asian="normal" style:font-style-complex="normal"/>
    </style:style>
    <style:style style:name="P12" style:family="paragraph" style:parent-style-name="ENS_5f_default" style:list-style-name="L4">
      <style:text-properties fo:font-style="normal" style:font-style-asian="normal" style:font-style-complex="normal"/>
    </style:style>
    <style:style style:name="P13" style:family="paragraph" style:parent-style-name="ENS_5f_default" style:list-style-name="L6">
      <style:text-properties fo:font-style="normal" style:font-style-asian="normal" style:font-style-complex="normal"/>
    </style:style>
    <style:style style:name="P14" style:family="paragraph" style:parent-style-name="ENS_5f_default" style:list-style-name="L5"/>
    <style:style style:name="P15" style:family="paragraph" style:parent-style-name="ENS_5f_default" style:list-style-name="L6"/>
    <style:style style:name="P16" style:family="paragraph" style:parent-style-name="ENS_5f_default" style:list-style-name="L6">
      <style:text-properties fo:font-style="italic" style:font-style-asian="italic" style:font-style-complex="italic"/>
    </style:style>
    <style:style style:name="P17" style:family="paragraph" style:parent-style-name="ENS_5f_default" style:list-style-name="L7"/>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7971150523661938843" text:style-name="L1">
        <text:list-header>
          <text:p text:style-name="P8"><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1247093541451694986" text:style-name="L2">
        <text:list-item>
          <text:p text:style-name="P10">Modifiez le contenu du fichier ActiviteTest.groovy pour qu'il soit identique au contenu disponible ici : </text:p>
          <text:p text:style-name="P10"><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10">Lancez les tests et constatez que certains tests ne passent plus.</text:p>
        </text:list-item>
        <text:list-item>
          <text:p text:style-name="P10">Modifiez le contenu de la classe Activite pour que les tests passent de nouveau.</text:p>
        </text:list-item>
        <text:list-item>
          <text:p text:style-name="P10">Modifiez le contenu du fichier UtilisateurTest.groovy pour qu'il soit identique au contenu disponible ici :</text:p>
          <text:p text:style-name="P10"><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10">Lancez les tests et constatez que certains tests ne passent plus.</text:p>
        </text:list-item>
        <text:list-item>
          <text:p text:style-name="P10">Modifiez le contenu de la classe Utilisateur pour expliciter la relation one-to-many de Utilisateur vers Activite de telle sorte que les tests passent de nouveau</text:p>
        </text:list-item>
        <text:list-item>
          <text:p text:style-name="P10">Modifiez le contenu des <text:s/>fichiers ActiviteServiceTest.groovy et ActiviteServiceITest.groovy pour qu'il soit identique au contenu disponible ici :</text:p>
        </text:list-item>
      </text:list>
      <text:p text:style-name="P4"><text:tab/><text:a xlink:type="simple" xlink:href="https://gist.github.com/FranckSilvestre/c2889e090b27610949acc8a6ab8f0a50" text:style-name="Internet_20_link" text:visited-style-name="Visited_20_Internet_20_Link">https://gist.github.com/FranckSilvestre/c2889e090b27610949acc8a6ab8f0a50</text:a> </text:p>
      <text:list xml:id="list1843336189" text:continue-numbering="true" text:style-name="L2">
        <text:list-header>
          <text:p text:style-name="P10"><text:a xlink:type="simple" xlink:href="https://gist.github.com/FranckSilvestre/c76b9bae811986a2acf02f6a9c08b7cc" text:style-name="Internet_20_link" text:visited-style-name="Visited_20_Internet_20_Link">https://gist.github.com/FranckSilvestre/c76b9bae811986a2acf02f6a9c08b7cc</text:a></text:p>
        </text:list-header>
        <text:list-item>
          <text:p text:style-name="P10">Lancez les tests et constatez que certains tests ne passent plus.</text:p>
        </text:list-item>
        <text:list-item>
          <text:p text:style-name="P10">Modifiez le contenu de la classe ActiviteService de telle sorte que les tests passent de nouveau.</text:p>
        </text:list-item>
      </text:list>
      <text:p text:style-name="ENS_5f_default"/>
      <text:p text:style-name="ENS_5f_default">La suite de cette partie vise la mise en place un Web service exposant la liste des activités disponibles avec leur responsable.</text:p>
      <text:p text:style-name="ENS_5f_default"/>
      <text:p text:style-name="ENS_5f_Titre_20_exercice">2 – Mise en place d'un méthode de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428759428317947175" text:style-name="L3">
        <text:list-item>
          <text:p text:style-name="P11">Modifiez le contenu des fichiers ActiviteServiceTest et <text:s/>ActiviteServiceITest.groovy pour qu'ils soient identiques aux fichiers disponibles ici :</text:p>
          <text:p text:style-name="P11"><text:a xlink:type="simple" xlink:href="https://gist.github.com/FranckSilvestre/02279d4d72b0408a4617e6f8f52f8b9a" text:style-name="Internet_20_link" text:visited-style-name="Visited_20_Internet_20_Link">https://gist.github.com/FranckSilvestre/02279d4d72b0408a4617e6f8f52f8b9a</text:a></text:p>
          <text:p text:style-name="P11"><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11">Lancez les tests et constatez que certains tests ne passent plus.</text:p>
        </text:list-item>
        <text:list-item>
          <text:p text:style-name="P11">Modifiez le contenu de la classe ActiviteService de telle sorte que les tests passent de nouveau.</text:p>
        </text:list-item>
      </text:list>
      <text:p text:style-name="P4">Afin de disposer de quelques activités au lancement de l'application nous allons mettre en <text:soft-page-break/>place la création de quelques utilisateur et activités au démarrage de l'application.</text:p>
      <text:list xml:id="list1359262436708766961" text:style-name="L4">
        <text:list-item>
          <text:p text:style-name="P12">Créez la <text:s/>classe Bootstrap et sa classe de test BootrapTest associée. La classe Bootstrap permettra le déclenchement de la créations d'activités au lancement de l'application en s'appuyant sur un service d'initialisation incarné par la classe InitialisationService. Créez la classe InitialisationService. </text:p>
        </text:list-item>
        <text:list-item>
          <text:p text:style-name="P12">Modifiez le contenu des fichiers BootstrapTest.groovy et ActiviteServiceITest.groovy pour qu'ils soient identiques aux fichiers disponibles ici :</text:p>
          <text:p text:style-name="P12"><text:a xlink:type="simple" xlink:href="https://gist.github.com/FranckSilvestre/14fd4c427ea564ebfe7e7fe569cd2867" text:style-name="Internet_20_link" text:visited-style-name="Visited_20_Internet_20_Link">https://gist.github.com/FranckSilvestre/14fd4c427ea564ebfe7e7fe569cd2867</text:a></text:p>
          <text:p text:style-name="P12"><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12">Lancez les tests et constatez que certains tests ne passent plus.</text:p>
        </text:list-item>
        <text:list-item>
          <text:p text:style-name="P12">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9021065655788722615" text:style-name="L5">
        <text:list-item>
          <text:p text:style-name="P14">Modifiez le fichier InitialisationService.java de telle sorte que l'insertion de la dernière activité échoue lors de l'appel de la méthode initActivites(). Par exemple, affectez à l'activité un titre vide ou <text:s/>« null ».</text:p>
          <text:p text:style-name="P14">Lancez (ou relancez) <text:s/>le test « <text:span text:style-name="T7">test findAllActivites</text:span> » de la classe ActiviteServiceITest et vérifiez que 2 activités apparaissent dans la liste des activités au lieu des 3 attendues.</text:p>
        </text:list-item>
        <text:list-item>
          <text:p text:style-name="P14">Annotez la classe InitialisationService de l'annotation <text:span text:style-name="T7">org.springframework.transaction.annotation.Transactional</text:span>.</text:p>
          <text:p text:style-name="P14">Lancez (ou relancez) <text:s/>le test « <text:span text:style-name="T7">test findAllActivites</text:span> » de la classe ActiviteServiceITest.</text:p>
          <text:p text:style-name="P14">Combien d'activités ont été créées ? Justifiez la réponse. </text:p>
        </text:list-item>
      </text:list>
      <text:p text:style-name="ENS_5f_default"/>
      <text:p text:style-name="ENS_5f_Titre_20_exercice">4 - <text:s/>Création du RESTful contrôleur</text:p>
      <text:p text:style-name="ENS_5f_default"/>
      <text:list xml:id="list8055178563826827921" text:style-name="L6">
        <text:list-item>
          <text:p text:style-name="P15">Créez la classe ActiviteController. Annotez la classe de l'annotation</text:p>
          <text:p text:style-name="P16">org.springframework.web.bind.annotation.RestController.</text:p>
          <text:p text:style-name="P13">Créez les deux classes de tests ActiviteControllerTest et ActiviteControllerITest. Modifiez les contenus de ces deux classes pour qu'ils correspondent aux contenus disponibles en ligne :</text:p>
          <text:p text:style-name="P13"><text:a xlink:type="simple" xlink:href="https://gist.github.com/FranckSilvestre/e1957cb973cafa9e5307a1af3c882489" text:style-name="Internet_20_link" text:visited-style-name="Visited_20_Internet_20_Link">https://gist.github.com/FranckSilvestre/e1957cb973cafa9e5307a1af3c882489</text:a></text:p>
          <text:p text:style-name="P13"><text:a xlink:type="simple" xlink:href="https://gist.github.com/FranckSilvestre/a5af6294d87c3f46892884e09dcad17e" text:style-name="Internet_20_link" text:visited-style-name="Visited_20_Internet_20_Link">https://gist.github.com/FranckSilvestre/a5af6294d87c3f46892884e09dcad17e</text:a></text:p>
        </text:list-item>
        <text:list-item>
          <text:p text:style-name="P13">Lancez les tests et constatez que certains tests ne passent plus.</text:p>
        </text:list-item>
        <text:list-item>
          <text:p text:style-name="P13">Modifiez votre projet de telle sorte que les tests passent de nouveau.</text:p>
        </text:list-item>
        <text:list-item>
          <text:p text:style-name="P13">Lancez l'application et rendez vous sur l'URL suivante :</text:p>
          <text:p text:style-name="P13"><text:a xlink:type="simple" xlink:href="http://localhost:8080/activitesWithResponsable" text:style-name="Internet_20_link" text:visited-style-name="Visited_20_Internet_20_Link">http://localhost:8080/activitesWithResponsable</text:a></text:p>
          <text:p text:style-name="P13">Vérifiez que le contenu Json obtenu présente bien les 3a ctivités et leur responsable associé.</text:p>
        </text:list-item>
      </text:list>
      <text:p text:style-name="P6"/>
      <text:p text:style-name="P6"/>
      <text:p text:style-name="ENS_5f_default"><text:soft-page-break/></text:p>
      <text:p text:style-name="ENS_5f_Titre_20_exercice">4 - <text:s/>Réflexions sur le SQL généré par Hibernate</text:p>
      <text:p text:style-name="ENS_5f_default"/>
      <text:p text:style-name="ENS_5f_default">Nous allons à présent observer le Sql généré par Hibernate lors de la récupération des activités ..</text:p>
      <text:list xml:id="list3832749477316909671" text:style-name="L7">
        <text:list-item>
          <text:p text:style-name="P17">Dans le fichier application.properties (dans le dossier src/main/resources), ajoutez la ligne suivante :</text:p>
          <text:p text:style-name="P7">logging.level.org.hibernate.SQL=DEBUG</text:p>
        </text:list-item>
        <text:list-item>
          <text:p text:style-name="P17">Relancez l'application et observez le contenu de la console lorsque vous accéder à l'URL <text:a xlink:type="simple" xlink:href="http://localhost:8080/activitesWithResponsable" text:style-name="Internet_20_link" text:visited-style-name="Visited_20_Internet_20_Link"><text:span text:style-name="T6">http://localhost:8080/activitesWithResponsable</text:span></text:a><text:span text:style-name="T6">.</text:span> La console affiche maintenant le Sql généré par Hibernate pour chaque requête.</text:p>
          <text:p text:style-name="P17">Vous pouvez faire un « clear » de la console à période régulière afin de pouvoir observer plus facilement le Sql lors du rechargement de la page.<text:line-break/>Combien de requêtes sont générées lors de l'affichage de toutes les activités ? Des requêtes vous paraissent-elles « inutiles » ? Pouvez vous expliquer leur présence. </text:p>
        </text:list-item>
        <text:list-item>
          <text:p text:style-name="P17">Modifiez l'application de telle sorte qu'une seule requête soit exécutée lors de l'accès à l'URL <text:a xlink:type="simple" xlink:href="http://localhost:8080/activitesWithResponsable" text:style-name="Internet_20_link" text:visited-style-name="Visited_20_Internet_20_Link"><text:span text:style-name="T6">http://localhost:8080/activitesWithResponsable</text:span></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1DT7H47M2S</meta:editing-duration>
    <meta:editing-cycles>136</meta:editing-cycles>
    <meta:generator>OpenOffice/4.1.3$Unix OpenOffice.org_project/413m1$Build-9783</meta:generator>
    <meta:initial-creator>Franck Silvestre</meta:initial-creator>
    <dc:date>2016-11-03T16:06:31</dc:date>
    <dc:creator>Franck Silvestre</dc:creator>
    <meta:document-statistic meta:table-count="1" meta:image-count="2" meta:object-count="0" meta:page-count="3" meta:paragraph-count="61" meta:word-count="830" meta:character-count="6253"/>
  </office:meta>
</office:document-meta>
</file>